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0pt" style:font-size-asian="10pt" style:font-size-complex="10pt"/>
    </style:style>
    <style:style style:name="P2" style:parent-style-name="Standard" style:family="paragraph">
      <style:paragraph-properties fo:text-align="end"/>
      <style:text-properties fo:font-style="italic" style:font-style-asian="italic" style:font-style-complex="italic" fo:font-size="10pt" style:font-size-asian="10pt" style:font-size-complex="10pt"/>
    </style:style>
    <style:style style:name="P3" style:parent-style-name="Standard" style:family="paragraph">
      <style:paragraph-properties fo:text-align="end"/>
      <style:text-properties fo:font-style="italic" style:font-style-asian="italic" style:font-style-complex="italic" fo:font-size="10pt" style:font-size-asian="10pt" style:font-size-complex="10pt"/>
    </style:style>
    <style:style style:name="P4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5" style:parent-style-name="Standard" style:family="paragraph">
      <style:paragraph-properties fo:text-align="justify" fo:margin-left="0.9847in">
        <style:tab-stops/>
      </style:paragraph-properties>
      <style:text-properties fo:font-size="10pt" style:font-size-asian="10pt" style:font-size-complex="10pt"/>
    </style:style>
    <style:style style:name="P6" style:parent-style-name="Standard" style:family="paragraph">
      <style:paragraph-properties fo:text-align="justify" fo:margin-left="0.9847in">
        <style:tab-stops/>
      </style:paragraph-properties>
      <style:text-properties fo:font-size="10pt" style:font-size-asian="10pt" style:font-size-complex="10pt"/>
    </style:style>
    <style:style style:name="P7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8" style:parent-style-name="Standard" style:family="paragraph">
      <style:paragraph-properties fo:text-align="justify" fo:margin-left="0.4923in" fo:text-indent="0.4923in">
        <style:tab-stops/>
      </style:paragraph-properties>
      <style:text-properties fo:font-size="10pt" style:font-size-asian="10pt" style:font-size-complex="10pt"/>
    </style:style>
    <style:style style:name="P9" style:parent-style-name="Standard" style:family="paragraph">
      <style:paragraph-properties fo:text-align="justify" fo:margin-left="0.4923in" fo:text-indent="0.4923in">
        <style:tab-stops/>
      </style:paragraph-properties>
      <style:text-properties fo:font-size="10pt" style:font-size-asian="10pt" style:font-size-complex="10pt"/>
    </style:style>
    <style:style style:name="P10" style:parent-style-name="Standard" style:family="paragraph">
      <style:paragraph-properties fo:text-align="justify"/>
    </style:style>
    <style:style style:name="T11" style:parent-style-name="VarsayılanParagrafYazıTipi" style:family="text">
      <style:text-properties fo:font-size="10pt" style:font-size-asian="10pt" style:font-size-complex="10pt"/>
    </style:style>
    <style:style style:name="T12" style:parent-style-name="VarsayılanParagrafYazıTipi" style:family="text">
      <style:text-properties fo:font-size="10pt" style:font-size-asian="10pt" style:font-size-complex="10pt"/>
    </style:style>
    <style:style style:name="T13" style:parent-style-name="VarsayılanParagrafYazıTipi" style:family="text">
      <style:text-properties fo:font-size="10pt" style:font-size-asian="10pt" style:font-size-complex="10pt"/>
    </style:style>
    <style:style style:name="T14" style:parent-style-name="VarsayılanParagrafYazıTipi" style:family="text">
      <style:text-properties fo:font-weight="bold" style:font-weight-asian="bold" style:font-weight-complex="bold" fo:font-size="10pt" style:font-size-asian="10pt" style:font-size-complex="10pt"/>
    </style:style>
    <style:style style:name="T15" style:parent-style-name="VarsayılanParagrafYazıTipi" style:family="text">
      <style:text-properties fo:font-size="10pt" style:font-size-asian="10pt" style:font-size-complex="10pt"/>
    </style:style>
    <style:style style:name="T16" style:parent-style-name="VarsayılanParagrafYazıTipi" style:family="text">
      <style:text-properties fo:font-size="10pt" style:font-size-asian="10pt" style:font-size-complex="10pt"/>
    </style:style>
    <style:style style:name="T17" style:parent-style-name="VarsayılanParagrafYazıTipi" style:family="text">
      <style:text-properties fo:font-size="10pt" style:font-size-asian="10pt" style:font-size-complex="10pt"/>
    </style:style>
    <style:style style:name="P18" style:parent-style-name="Standard" style:family="paragraph">
      <style:paragraph-properties fo:text-align="justify" fo:margin-left="0.9847in">
        <style:tab-stops/>
      </style:paragraph-properties>
      <style:text-properties fo:font-size="10pt" style:font-size-asian="10pt" style:font-size-complex="10pt"/>
    </style:style>
    <style:style style:name="P19" style:parent-style-name="Standard" style:family="paragraph">
      <style:paragraph-properties fo:text-align="justify" fo:margin-left="0.9847in">
        <style:tab-stops/>
      </style:paragraph-properties>
    </style:style>
    <style:style style:name="T20" style:parent-style-name="VarsayılanParagrafYazıTipi" style:family="text">
      <style:text-properties fo:font-size="10pt" style:font-size-asian="10pt" style:font-size-complex="10pt"/>
    </style:style>
    <style:style style:name="T21" style:parent-style-name="VarsayılanParagrafYazıTipi" style:family="text">
      <style:text-properties fo:font-size="10pt" style:font-size-asian="10pt" style:font-size-complex="10pt"/>
    </style:style>
    <style:style style:name="P22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23" style:parent-style-name="Standard" style:family="paragraph">
      <style:paragraph-properties fo:text-align="justify" fo:text-indent="0.4923in"/>
      <style:text-properties fo:font-size="10pt" style:font-size-asian="10pt" style:font-size-complex="10pt"/>
    </style:style>
    <style:style style:name="P24" style:parent-style-name="Standard" style:family="paragraph">
      <style:paragraph-properties fo:text-align="justify" fo:text-indent="0.4895in"/>
      <style:text-properties fo:font-size="10pt" style:font-size-asian="10pt" style:font-size-complex="10pt"/>
    </style:style>
    <style:style style:name="P25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26" style:parent-style-name="Standard" style:family="paragraph">
      <style:paragraph-properties fo:text-align="justify">
        <style:tab-stops>
          <style:tab-stop style:type="left" style:position="0.3125in"/>
        </style:tab-stops>
      </style:paragraph-properties>
    </style:style>
    <style:style style:name="T27" style:parent-style-name="VarsayılanParagrafYazıTipi" style:family="text">
      <style:text-properties fo:font-size="10pt" style:font-size-asian="10pt" style:font-size-complex="10pt"/>
    </style:style>
    <style:style style:name="T28" style:parent-style-name="VarsayılanParagrafYazıTipi" style:family="text">
      <style:text-properties fo:font-size="10pt" style:font-size-asian="10pt" style:font-size-complex="10pt"/>
    </style:style>
    <style:style style:name="T29" style:parent-style-name="VarsayılanParagrafYazıTipi" style:family="text">
      <style:text-properties fo:font-size="10pt" style:font-size-asian="10pt" style:font-size-complex="10pt"/>
    </style:style>
    <style:style style:name="T30" style:parent-style-name="VarsayılanParagrafYazıTipi" style:family="text">
      <style:text-properties fo:font-size="10pt" style:font-size-asian="10pt" style:font-size-complex="10pt"/>
    </style:style>
    <style:style style:name="T31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P32" style:parent-style-name="Standard" style:list-style-name="LFO1" style:family="paragraph">
      <style:paragraph-properties fo:text-align="justify">
        <style:tab-stops>
          <style:tab-stop style:type="left" style:position="-0.6875in"/>
        </style:tab-stops>
      </style:paragraph-properties>
      <style:text-properties fo:font-size="10pt" style:font-size-asian="10pt" style:font-size-complex="10pt"/>
    </style:style>
    <style:style style:name="P33" style:parent-style-name="Standard" style:list-style-name="LFO1" style:family="paragraph">
      <style:paragraph-properties fo:text-align="justify">
        <style:tab-stops>
          <style:tab-stop style:type="left" style:position="-0.6875in"/>
        </style:tab-stops>
      </style:paragraph-properties>
      <style:text-properties fo:font-size="10pt" style:font-size-asian="10pt" style:font-size-complex="10pt"/>
    </style:style>
    <style:style style:name="P34" style:parent-style-name="Standard" style:list-style-name="LFO1" style:family="paragraph">
      <style:paragraph-properties fo:text-align="justify">
        <style:tab-stops>
          <style:tab-stop style:type="left" style:position="-0.6875in"/>
        </style:tab-stops>
      </style:paragraph-properties>
      <style:text-properties fo:font-size="10pt" style:font-size-asian="10pt" style:font-size-complex="10pt"/>
    </style:style>
    <style:style style:name="P35" style:parent-style-name="Standard" style:list-style-name="LFO1" style:family="paragraph">
      <style:paragraph-properties fo:text-align="justify">
        <style:tab-stops>
          <style:tab-stop style:type="left" style:position="-0.6875in"/>
        </style:tab-stops>
      </style:paragraph-properties>
      <style:text-properties fo:font-size="10pt" style:font-size-asian="10pt" style:font-size-complex="10pt"/>
    </style:style>
    <style:style style:name="P36" style:parent-style-name="Standard" style:list-style-name="LFO1" style:family="paragraph">
      <style:paragraph-properties fo:text-align="justify">
        <style:tab-stops>
          <style:tab-stop style:type="left" style:position="-0.6875in"/>
        </style:tab-stops>
      </style:paragraph-properties>
      <style:text-properties fo:font-size="10pt" style:font-size-asian="10pt" style:font-size-complex="10pt"/>
    </style:style>
    <style:style style:name="P37" style:parent-style-name="Standard" style:list-style-name="LFO1" style:family="paragraph">
      <style:paragraph-properties fo:text-align="justify">
        <style:tab-stops>
          <style:tab-stop style:type="left" style:position="-0.6875in"/>
        </style:tab-stops>
      </style:paragraph-properties>
    </style:style>
    <style:style style:name="T38" style:parent-style-name="VarsayılanParagrafYazıTipi" style:family="text">
      <style:text-properties fo:font-size="10pt" style:font-size-asian="10pt" style:font-size-complex="10pt"/>
    </style:style>
    <style:style style:name="P39" style:parent-style-name="Standard" style:list-style-name="LFO1" style:family="paragraph">
      <style:paragraph-properties fo:text-align="justify">
        <style:tab-stops>
          <style:tab-stop style:type="left" style:position="-0.6875in"/>
        </style:tab-stops>
      </style:paragraph-properties>
    </style:style>
    <style:style style:name="T40" style:parent-style-name="VarsayılanParagrafYazıTipi" style:family="text">
      <style:text-properties fo:font-size="10pt" style:font-size-asian="10pt" style:font-size-complex="10pt"/>
    </style:style>
    <style:style style:name="T41" style:parent-style-name="VarsayılanParagrafYazıTipi" style:family="text">
      <style:text-properties fo:font-size="10pt" style:font-size-asian="10pt" style:font-size-complex="10pt"/>
    </style:style>
    <style:style style:name="T42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T43" style:parent-style-name="VarsayılanParagrafYazıTipi" style:family="text">
      <style:text-properties fo:font-size="10pt" style:font-size-asian="10pt" style:font-size-complex="10pt"/>
    </style:style>
    <style:style style:name="T44" style:parent-style-name="VarsayılanParagrafYazıTipi" style:family="text">
      <style:text-properties fo:font-size="10pt" style:font-size-asian="10pt" style:font-size-complex="10pt"/>
    </style:style>
    <style:style style:name="T45" style:parent-style-name="VarsayılanParagrafYazıTipi" style:family="text">
      <style:text-properties fo:font-size="10pt" style:font-size-asian="10pt" style:font-size-complex="10pt"/>
    </style:style>
    <style:style style:name="T46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T47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T48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T49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T50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T51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T52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T53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T54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T55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T56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T57" style:parent-style-name="StrongEmphasis" style:family="text">
      <style:text-properties fo:font-weight="normal" style:font-weight-asian="normal" style:font-weight-complex="normal" fo:font-size="10pt" style:font-size-asian="10pt" style:font-size-complex="10pt"/>
    </style:style>
    <style:style style:name="P58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59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60" style:parent-style-name="Standard" style:family="paragraph">
      <style:paragraph-properties fo:text-align="justify" fo:margin-left="4.4312in">
        <style:tab-stops/>
      </style:paragraph-properties>
      <style:text-properties fo:font-size="10pt" style:font-size-asian="10pt" style:font-size-complex="10pt"/>
    </style:style>
    <style:style style:name="P61" style:parent-style-name="Standard" style:family="paragraph">
      <style:paragraph-properties fo:text-align="justify" fo:margin-left="4.4312in">
        <style:tab-stops/>
      </style:paragraph-properties>
      <style:text-properties fo:font-size="10pt" style:font-size-asian="10pt" style:font-size-complex="10pt"/>
    </style:style>
    <style:style style:name="P62" style:parent-style-name="Standard" style:family="paragraph">
      <style:paragraph-properties fo:text-align="justify" fo:margin-left="4.4312in">
        <style:tab-stops/>
      </style:paragraph-properties>
      <style:text-properties fo:font-size="10pt" style:font-size-asian="10pt" style:font-size-complex="10pt"/>
    </style:style>
    <style:style style:name="P63" style:parent-style-name="Standard" style:family="paragraph">
      <style:paragraph-properties fo:text-align="justify" fo:margin-left="4.4312in">
        <style:tab-stops/>
      </style:paragraph-properties>
      <style:text-properties fo:font-size="10pt" style:font-size-asian="10pt" style:font-size-complex="10pt"/>
    </style:style>
    <style:style style:name="P64" style:parent-style-name="Standard" style:family="paragraph">
      <style:paragraph-properties fo:text-align="justify" fo:margin-left="4.4312in">
        <style:tab-stops/>
      </style:paragraph-properties>
      <style:text-properties fo:font-size="10pt" style:font-size-asian="10pt" style:font-size-complex="10pt"/>
    </style:style>
    <style:style style:name="P65" style:parent-style-name="Standard" style:family="paragraph">
      <style:paragraph-properties fo:text-align="justify" fo:margin-left="4.4312in">
        <style:tab-stops/>
      </style:paragraph-properties>
      <style:text-properties fo:font-size="10pt" style:font-size-asian="10pt" style:font-size-complex="10pt"/>
    </style:style>
    <style:style style:name="P66" style:parent-style-name="Standard" style:family="paragraph">
      <style:paragraph-properties fo:text-align="justify" fo:margin-left="4.4312in">
        <style:tab-stops/>
      </style:paragraph-properties>
      <style:text-properties fo:font-size="10pt" style:font-size-asian="10pt" style:font-size-complex="10pt"/>
    </style:style>
  </office:automatic-styles>
  <office:body>
    <office:text text:use-soft-page-breaks="true">
      <text:p text:style-name="P1">İHTARNAME</text:p>
      <text:p text:style-name="P2">Tokat,<text:s/>12<text:s/>Aralık 2023</text:p>
      <text:p text:style-name="P3"/>
      <text:p text:style-name="P4">İHTAR EDEN<text:tab/>: Ali Umut BALCI (TC No: 363 1660 3468) <text:s/></text:p>
      <text:p text:style-name="P5"><text:s text:c="2"/>Yeniyurt Mah. İsmail Altıngövde Cad. No:21-H TOKAT</text:p>
      <text:p text:style-name="P6"/>
      <text:p text:style-name="P7">MUHATAP<text:tab/>: Ali DEMİREL (TC No: 296 6582 6206 ) <text:s/></text:p>
      <text:p text:style-name="P8"><text:s text:c="2"/>Yeniyurt Mah.<text:s/>İsmail Altıngövde Cad. No:21-C TOKAT</text:p>
      <text:p text:style-name="P9"/>
      <text:p text:style-name="P10"><text:span text:style-name="T11">KONU</text:span><text:span text:style-name="T12"><text:tab/></text:span><text:span text:style-name="T13"><text:tab/>:</text:span><text:span text:style-name="T14"><text:s/></text:span><text:span text:style-name="T15">Kira sözleşmesinin sona erdiği</text:span><text:span text:style-name="T16">nin</text:span><text:span text:style-name="T17"><text:s/>ve yenilenmeyeceğinin, mecurun tahliye etmeniz ve hasarı tazmin</text:span></text:p>
      <text:p text:style-name="P18"><text:s text:c="2"/>etmeniz gerektiğinin, hesaba gönderilen paranın ihtirazı kayıtla alındığının, hakkınızda tahliye ve</text:p>
      <text:p text:style-name="P19"><text:span text:style-name="T20"><text:s text:c="2"/></text:span><text:span text:style-name="T21">alacak davası açılacağının ihtaren bildirimi</text:span></text:p>
      <text:p text:style-name="P22"/>
      <text:p text:style-name="P23">Yeniyurt Mah. İsmail Altıngövde Cad. No:21-C TOKAT adresinde, 27-11-2022 tarih, 20221129-079-3 sayılı, 30-11-2022 kira başlangıç ve 29-11-2023 bitiş<text:s/>tarihli çatısız arsanın<text:s/>hurda deposu olarak kullanmak üzere<text:s/>tarafınıza<text:s/>kiralanması hususundaki<text:s/>“Belirli Süreli<text:s/>Adi Kira Sözleşmesi” ‘ne istinaden kiracı olarak oturmakta idiniz. Kira sözleşmesi 29/11/2023 tarihinde sona erdi.<text:s/>Türk Borçlar Kanunu 327. Maddesi gereği sözleşmenin bitiş tarihinde<text:s/>mecuru tahliye etmeniz gerektiği halde,<text:s/>sözlü uyarılara rağmen<text:s/>de mecuru<text:s/>tahliye etmediniz.</text:p>
      <text:p text:style-name="P24">Sözleşmenin 2., 16., 19.<text:s/>ve 23. maddelerinde;<text:s/>süre bitiminde taşınmazı tahliye etmeniz, tahliyenin zamanında yapılmaması durumunda ceza bedeli ödeyeceğiniz, çalışma yaptığınız paletli iş makinesinin taban betonu, yan bina çatı, oluklar ve duvarlara verdiği hasarları tazmin etmeniz gerektiği<text:s/>açıkça belirtilmiştir.</text:p>
      <text:p text:style-name="P25"><text:s/><text:tab/>Mecur önündeki ve yola taşan hurda malzemeleriniz komşu işyerlerine rahatsızlık vermekte ve trafiğe engel olmaktadır.<text:s/>Mecurun içinden geçen ve yan binaların ve mecurun atık su borularını, ana hat kanalizasyon şebekesine bağlayan hat temizliği için yapılan kapaklı<text:s/>temizleme bacalarının<text:s/>üzerine beton döktünüz ve tıkanan giderleri açmak için<text:s/>temizleme bacalarının<text:s/>kullanılmasına engel olmaktasınız.<text:s/></text:p>
      <text:p text:style-name="P26"><text:span text:style-name="T27"><text:line-break/></text:span><text:span text:style-name="T28">Yukarıda açıklanan nedenler</text:span><text:span text:style-name="T29">le</text:span><text:span text:style-name="T30"><text:s/>i</text:span><text:span text:style-name="T31">şbu ihtarnamenin tarafınıza tebliği günü itibarı ile;</text:span></text:p>
      <text:list text:style-name="LFO1" text:continue-numbering="true">
        <text:list-item>
          <text:p text:style-name="P32">Türk Borçlar<text:s/>Kanununun 327.<text:s/>Maddesine<text:s/>bağlı olarak kira sözleşmesinin 2., 16., ve 23. maddelerinde açıkça belirtiği üzere<text:s/>kira süresinin bittiğinden<text:s/>ve yenilenmeyeceğinden dolayı kiralananı derhal tahliye etmenizi;</text:p>
        </text:list-item>
        <text:list-item>
          <text:p text:style-name="P33">Sözleşmenin 16. maddesi gereği, tahliyeyi geciktirdiğiniz her gün için ceza bedeli ödeyeceğinizi;</text:p>
        </text:list-item>
        <text:list-item>
          <text:p text:style-name="P34">Sözleşmenin 19.<text:s/>maddesi<text:s/>gereği,<text:s/>İş makinesinin kullanılması ile ve diğer nedenlerle oluşan hasarların tazminini;</text:p>
        </text:list-item>
        <text:list-item>
          <text:p text:style-name="P35">Trafiğe engel olan ve komşuları rahatsız eden, mecur önündeki kaldırım ve yoldaki<text:s/>hurdaları<text:s/>kaldırılmasını;</text:p>
        </text:list-item>
        <text:list-item>
          <text:p text:style-name="P36">Temizleme bacalarının<text:s/>üzerine dökülen betonların kırılarak, ilk halinde olduğu gibi kapaklı hale getirilmesini ve kanalizasyon sisteminin çalışır duruma getirilmesini;</text:p>
        </text:list-item>
        <text:list-item>
          <text:p text:style-name="P37"><text:span text:style-name="T38">Tarafınızca “kira bedeli” olarak gönderilen banka havalesini, ihtirazi kayıtla kabul ettiğimi;</text:span></text:p>
        </text:list-item>
        <text:list-item>
          <text:p text:style-name="P39"><text:span text:style-name="T40">Süresi biten sözleşme şartlarına ve işbu ihtarnameye uymadığınız takdirde</text:span><text:span text:style-name="T41">, f</text:span><text:span text:style-name="T42">azlaya ilişkin tüm talep ve dava hakları saklı kalmak kaydıyla;</text:span><text:span text:style-name="T43"><text:s/></text:span><text:span text:style-name="T44">tahliye,<text:s/></text:span><text:span text:style-name="T45">hasar tespiti<text:s/></text:span><text:span text:style-name="T46">ve alacağın tahsili için yasal yollara başvurulacağını,</text:span><text:span text:style-name="T47"><text:s/>bu süreçte oluşacak</text:span><text:span text:style-name="T48"><text:s/>yargılama, icra, noter giderleri</text:span><text:span text:style-name="T49">,</text:span><text:span text:style-name="T50"><text:s/>vek</text:span><text:span text:style-name="T51">alet ücret</text:span><text:span text:style-name="T52">ler</text:span><text:span text:style-name="T53">i</text:span><text:span text:style-name="T54"><text:s/>ve benzeri diğer giderler</text:span><text:span text:style-name="T55">in</text:span><text:span text:style-name="T56"><text:s/></text:span><text:span text:style-name="T57">tarafınıza yükletileceğini ihtar ederim.</text:span></text:p>
        </text:list-item>
      </text:list>
      <text:p text:style-name="P58"/>
      <text:p text:style-name="P59"/>
      <text:p text:style-name="P60"/>
      <text:p text:style-name="P61"/>
      <text:p text:style-name="P62">İHTAR EDEN</text:p>
      <text:p text:style-name="P63">Ali Umut BALCI</text:p>
      <text:p text:style-name="P64"/>
      <text:p text:style-name="P65"/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</dc:creator>
    <meta:creation-date>2021-10-03T14:17:00Z</meta:creation-date>
    <dc:date>2023-12-11T06:54:00Z</dc:date>
    <meta:print-date>2023-12-11T06:53:00Z</meta:print-date>
    <meta:template xlink:href="Normal" xlink:type="simple"/>
    <meta:editing-cycles>15</meta:editing-cycles>
    <meta:editing-duration>PT40800S</meta:editing-duration>
    <meta:document-statistic meta:page-count="1" meta:paragraph-count="6" meta:word-count="451" meta:character-count="3019" meta:row-count="21" meta:non-whitespace-character-count="2574"/>
  </office:meta>
</office:document-meta>
</file>